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Variable" svg:font-family="'Inter Variable',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20pt" style:text-underline-style="solid" style:text-underline-width="auto" style:text-underline-color="font-color" style:font-size-asian="20pt" style:font-size-complex="20pt"/>
    </style:style>
    <style:style style:name="P3" style:family="paragraph" style:parent-style-name="Standard">
      <style:text-properties fo:font-size="24pt" style:text-underline-style="solid" style:text-underline-width="auto" style:text-underline-color="font-color" fo:font-weight="bold" style:font-size-asian="24pt" style:font-weight-asian="bold" style:font-size-complex="24pt" style:font-weight-complex="bold"/>
    </style:style>
    <style:style style:name="P4" style:family="paragraph" style:parent-style-name="Standard">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variant="normal" fo:text-transform="none" fo:color="#c7c7cc" style:font-name="Inter Variable" fo:font-size="12pt" fo:letter-spacing="normal" fo:font-style="normal" style:font-size-asian="12pt" style:font-size-complex="12pt"/>
    </style:style>
    <style:style style:name="T4" style:family="text">
      <style:text-properties fo:font-size="15pt" style:font-size-asian="15pt" style:font-size-complex="15pt"/>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1" svg:x="0.023cm" svg:y="0cm" svg:width="20.978cm" svg:height="29.7cm" draw:z-index="0">
        <draw:image xlink:href="https://i.pinimg.com/736x/8c/c2/16/8cc2168c084b6c65c86260e540cf6a8f.jpg" xlink:type="simple" xlink:show="embed" xlink:actuate="onLoad"/>
      </draw:frame>
      <draw:frame draw:style-name="fr1" draw:name="gráficos2" text:anchor-type="page" text:anchor-page-number="2" svg:x="0.023cm" svg:y="0cm" svg:width="20.978cm" svg:height="29.7cm" draw:z-index="1">
        <draw:image xlink:href="https://i.pinimg.com/736x/8c/c2/16/8cc2168c084b6c65c86260e540cf6a8f.jpg" xlink:type="simple" xlink:show="embed" xlink:actuate="onLoad"/>
      </draw:frame>
      <text:p text:style-name="P3">SUPUESTOS PRÁCTICOS UNIDAD 4</text:p>
      <text:p text:style-name="Standard"/>
      <text:p text:style-name="Standard"/>
      <text:p text:style-name="P2">SUPUESTO PRÁCTICO 2 INDIVIDUAL </text:p>
      <text:p text:style-name="Standard"/>
      <text:p text:style-name="P1"><text:span text:style-name="T1">Pregunta 1:</text:span> Según el Texto Refundido del Estatuto de los Trabajadores, las personas trabajadoras autónomas y los transportistas y agentes comerciales por cuenta propia no están incluidos en las relaciones laborales. ¿Por qué motivo?</text:p>
      <text:p text:style-name="P1"/>
      <text:p text:style-name="Standard"><text:span text:style-name="T4">-</text:span><text:span text:style-name="T2">Los trabajadores autónomos y transportistas són profesionales independientes que realizan actividades (económicas o profesionales) a título lucrativo sin estar sujetos a la dirección u organización de otra persona.</text:span></text:p>
      <text:p text:style-name="P4">Los agentes comerciales son profesionales autónomos e independientes que promueven operaciones comerciales por cuenta ajena para una o más empresas a cambio de remuneración (no están sujetos a la dirección y organización de una empresa).</text:p>
      <text:p text:style-name="P4"/>
      <text:p text:style-name="P4"/>
      <text:p text:style-name="P1"/>
      <text:p text:style-name="P1"><text:span text:style-name="T1">Pregunta 2:</text:span> Las condiciones de trabajo que se pretenden pactar en un convenio colectivo contradicen las normas de una ley orgánica aprobada por las Cortes. ¿Qué principio jurídico sobre aplicación de las normas laborales debemos aplicar? ¿Qué finalidad tiene dicho principio? </text:p>
      <text:p text:style-name="P1"/>
      <text:p text:style-name="Standard"><text:span text:style-name="T4">-</text:span><text:span text:style-name="T3"> </text:span><text:span text:style-name="T2">El principio de jerarquía normativa establece que si una ley orgánica determina condiciones laborales, estas prevalecerán sobre cualquier disposición en un convenio colectivo que pueda contradecirlas. En terminos legales tiene más peso una ley orgánica que el convenio colectivo aunque sea hecho a posteriori.</text:span></text:p>
      <text:p text:style-name="Standard"><text:span text:style-name="T2"/></text:p>
      <text:p text:style-name="P1"/>
      <text:p text:style-name="P1"><text:span text:style-name="T1">Pregunta 3:</text:span> Cita las principales fuentes externas del derecho del trabajo. Determina cuál de ellas son directamente aplicables y las que deban ratificarse por las Cortes Generales. </text:p>
      <text:p text:style-name="P1"/>
      <text:p text:style-name="P1">-<text:span text:style-name="T2">Convenios colectivos y contratos de trabajo (internas extraestatales) -Directamente aplicables</text:span></text:p>
      <text:p text:style-name="P1">-<text:span text:style-name="T2">Tratados y convenios internacionales: Convenio de la Organización Mundial del trabajo-Ratificadas por las cortes.</text:span></text:p>
      <text:p text:style-name="P1"/>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Pregunta 4:</text:span> La Unión Europea exige que las condiciones de trabajo deban ser “armonizadas” en todos los estados miembros. ¿Significa esto que las condiciones laborales deben ser las mismas en estos países? Argumenta tu respuesta. </text:p>
      <text:p text:style-name="P1"/>
      <text:p text:style-name="P1">-No serán las mismas condiciones en todos los países miembros, ya que cada país tiene unas ley de prevención distintas. Dicho esto SI tienen cumplir con las leyes en materia laboral del país y garantizar la seguridad del trabajador.</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Variable" svg:font-family="'Inter Variable',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6-02T12:38:36.86</meta:creation-date>
    <dc:date>2025-06-02T14:03:19.56</dc:date>
    <meta:editing-duration>PT1H24M43S</meta:editing-duration>
    <meta:editing-cycles>2</meta:editing-cycles>
    <meta:generator>OpenOffice/4.1.15$Win32 OpenOffice.org_project/4115m2$Build-9813</meta:generator>
    <meta:document-statistic meta:table-count="0" meta:image-count="2" meta:object-count="0" meta:page-count="2" meta:paragraph-count="13" meta:word-count="316" meta:character-count="2182"/>
  </office:meta>
</office:document-meta>
</file>